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_24__24__7b_ROWCONTEXTS_3d_Requests_7d_" style:display-name="$${ROWCONTEXTS=Requests}" style:family="table">
      <style:table-properties style:width="17cm" table:align="margins"/>
    </style:style>
    <style:style style:name="_24__24__7b_ROWCONTEXTS_3d_Requests_7d_.A" style:display-name="$${ROWCONTEXTS=Requests}.A" style:family="table-column">
      <style:table-column-properties style:column-width="17cm" style:rel-column-width="65535*"/>
    </style:style>
    <style:style style:name="_24__24__7b_ROWCONTEXTS_3d_Requests_7d_.A1" style:display-name="$${ROWCONTEXTS=Requests}.A1" style:family="table-cell">
      <style:table-cell-properties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style:writing-mode="page"/>
    </style:style>
    <style:style style:name="TabelleRequestsInnere.B3" style:family="table-cell">
      <style:table-cell-properties style:vertical-align="middle"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style:writing-mode="page"/>
    </style:style>
    <style:style style:name="TabelleRequestsInnere.B3" style:family="table-cell">
      <style:table-cell-properties style:vertical-align="middle"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94519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9e6001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98487a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6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19e6001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19e6001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8" style:family="paragraph" style:parent-style-name="Standard">
      <style:text-properties style:font-name="Carlito" fo:font-size="10pt" officeooo:rsid="014053bd" officeooo:paragraph-rsid="019e6001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94519f" style:font-name-asian="Arial Unicode M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94519f" style:font-name-asian="Arial Unicode MS" style:font-size-asian="10pt" style:font-size-complex="10pt"/>
    </style:style>
    <style:style style:name="P11" style:family="paragraph" style:parent-style-name="Table_20_Contents">
      <style:text-properties style:font-name="Carlito" fo:font-size="10pt" officeooo:rsid="01d02b66" officeooo:paragraph-rsid="0194519f" style:font-name-asian="Arial Unicode MS" style:font-size-asian="10pt" style:font-size-complex="10pt"/>
    </style:style>
    <style:style style:name="P12" style:family="paragraph" style:parent-style-name="Table_20_Contents">
      <style:text-properties style:font-name="Carlito" fo:font-size="10pt" officeooo:rsid="01d02b66" officeooo:paragraph-rsid="019790ca" style:font-name-asian="Arial Unicode MS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94519f" style:font-name-asian="Arial Unicode MS" style:font-size-asian="10pt" style:font-size-complex="10pt"/>
    </style:style>
    <style:style style:name="P14" style:family="paragraph" style:parent-style-name="Table_20_Contents">
      <style:text-properties style:font-name="Carlito" fo:font-size="10pt" officeooo:rsid="02064f28" officeooo:paragraph-rsid="019790ca" style:font-name-asian="Arial Unicode MS" style:font-size-asian="10pt" style:font-size-complex="10pt"/>
    </style:style>
    <style:style style:name="P15" style:family="paragraph" style:parent-style-name="Table_20_Contents">
      <style:text-properties style:font-name="Carlito" officeooo:rsid="0170a4c7" officeooo:paragraph-rsid="0170a4c7"/>
    </style:style>
    <style:style style:name="P16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17" style:family="paragraph" style:parent-style-name="Table_20_Contents">
      <style:text-properties style:font-name="Carlito" fo:font-size="6pt" style:font-size-asian="5.25pt" style:font-size-complex="6pt"/>
    </style:style>
    <style:style style:name="P18" style:family="paragraph" style:parent-style-name="Table_20_Contents">
      <style:text-properties style:font-name="Carlito" fo:font-size="6pt" officeooo:paragraph-rsid="0194519f" style:font-name-asian="Arial Unicode MS" style:font-size-asian="6pt" style:font-size-complex="6pt"/>
    </style:style>
    <style:style style:name="P19" style:family="paragraph" style:parent-style-name="Table_20_Contents">
      <style:text-properties style:font-name="Carlito" officeooo:paragraph-rsid="0194519f" style:font-name-asian="Arial Unicode MS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1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19e6001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2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3" style:family="paragraph" style:parent-style-name="Heading_20_1">
      <style:text-properties style:font-name="Carlito" fo:font-size="10pt" fo:language="de" fo:country="DE" officeooo:rsid="016a12a6" officeooo:paragraph-rsid="017543ee" style:font-size-asian="10pt" style:font-size-complex="10pt"/>
    </style:style>
    <style:style style:name="P24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196b963" officeooo:paragraph-rsid="019a2725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5" style:family="paragraph" style:parent-style-name="Heading_20_1">
      <style:paragraph-properties fo:margin-left="0cm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" fo:font-size="18pt" officeooo:rsid="017543ee" officeooo:paragraph-rsid="019a2725" style:font-size-asian="18pt" style:font-size-complex="18pt"/>
    </style:style>
    <style:style style:name="P26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27" style:family="paragraph" style:parent-style-name="Heading_20_3">
      <style:text-properties style:font-name="Carlito" officeooo:paragraph-rsid="017825a9"/>
    </style:style>
    <style:style style:name="P28" style:family="paragraph" style:parent-style-name="Heading_20_9">
      <style:text-properties style:font-name="Carlito" fo:font-size="10pt" fo:font-weight="normal" officeooo:paragraph-rsid="0198487a" style:font-size-asian="10pt" style:font-weight-asian="normal" style:font-size-complex="10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98da70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language="de" fo:country="DE"/>
    </style:style>
    <style:style style:name="T10" style:family="text">
      <style:text-properties fo:language="de" fo:country="DE" officeooo:rsid="015851ab"/>
    </style:style>
    <style:style style:name="T11" style:family="text">
      <style:text-properties fo:language="de" fo:country="DE" officeooo:rsid="019271de"/>
    </style:style>
    <style:style style:name="T12" style:family="text">
      <style:text-properties fo:language="de" fo:country="DE" officeooo:rsid="0196b963"/>
    </style:style>
    <style:style style:name="T13" style:family="text">
      <style:text-properties fo:language="de" fo:country="DE" officeooo:rsid="0198da70"/>
    </style:style>
    <style:style style:name="T14" style:family="text">
      <style:text-properties officeooo:rsid="01f32772"/>
    </style:style>
    <style:style style:name="T15" style:family="text">
      <style:text-properties officeooo:rsid="01d1d9e9"/>
    </style:style>
    <style:style style:name="T16" style:family="text">
      <style:text-properties officeooo:rsid="01958965"/>
    </style:style>
    <style:style style:name="T17" style:family="text">
      <style:text-properties officeooo:rsid="0196b963"/>
    </style:style>
    <style:style style:name="T18" style:family="text">
      <style:text-properties fo:font-size="10pt" fo:font-weight="normal" officeooo:rsid="017825a9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96b963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19271de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18f67de" style:font-size-asian="10pt" style:font-weight-asian="normal" style:font-size-complex="10pt" style:font-weight-complex="normal"/>
    </style:style>
    <style:style style:name="T22" style:family="text">
      <style:text-properties officeooo:rsid="020f372f"/>
    </style:style>
    <style:style style:name="T23" style:family="text">
      <style:text-properties officeooo:rsid="02064f28"/>
    </style:style>
    <style:style style:name="T24" style:family="text">
      <style:text-properties officeooo:rsid="0198da70"/>
    </style:style>
    <style:style style:name="T25" style:family="text">
      <style:text-properties officeooo:rsid="019a2725"/>
    </style:style>
    <style:style style:name="T26" style:family="text">
      <style:text-properties officeooo:rsid="01abff55"/>
    </style:style>
    <style:style style:name="T27" style:family="text">
      <style:text-properties officeooo:rsid="01a95ae4"/>
    </style:style>
    <style:style style:name="T28" style:family="text">
      <style:text-properties officeooo:rsid="01b94a74"/>
    </style:style>
    <style:style style:name="T29" style:family="text">
      <style:text-properties officeooo:rsid="019e6001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$-&gt;tubaf/stu/common/topWithAddress<text:span text:style-name="T8">AndContact</text:span><text:span text:style-name="T24">EN</text:span>.odt</text:p>
      <text:h text:style-name="P23" text:outline-level="1"/>
      <table:table table:name="$${ROWCONTEXTS=Requests}" table:style-name="_24__24__7b_ROWCONTEXTS_3d_Requests_7d_">
        <table:table-column table:style-name="_24__24__7b_ROWCONTEXTS_3d_Requests_7d_.A"/>
        <table:table-row>
          <table:table-cell table:style-name="_24__24__7b_ROWCONTEXTS_3d_Requests_7d_.A1" office:value-type="string">
            <text:p text:style-name="P15"><office:annotation loext:resolved="false"><dc:creator>Unbekannter Autor</dc:creator><dc:date>2024-07-01T08:48:22.637000000</dc:date><text:p text:style-name="P29"><text:span text:style-name="T30">$if('$$org.apache.commons.lang.StringUtils.contains('$${ReasonableReqType.Description}','rstattung')'='false' | '$${ApprovalStatusValue.HiskeyId}' != '4000' , skip)</text:span></text:p></office:annotation></text:p>
            <table:table table:name="TabelleRequestsInnere" table:style-name="TabelleRequestsInnere">
              <table:table-column table:style-name="TabelleRequestsInnere.A"/>
              <table:table-column table:style-name="TabelleRequestsInnere.B"/>
              <table:table-row>
                <table:table-cell table:style-name="TabelleRequestsInnere.A1" table:number-columns-spanned="2" office:value-type="string">
                  <text:h text:style-name="P25" text:outline-level="1"><text:span text:style-name="T13">ENGLISCH </text:span><text:span text:style-name="T10">B</text:span><text:span text:style-name="T9">escheid über </text:span><text:span text:style-name="T11">die </text:span><text:span text:style-name="T12">Rückzahlung des Semesterbeitrags</text:span></text:h>
                  <text:h text:style-name="P24" text:outline-level="1">zu Ihrem Antrag vom $$Receiptdate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p text:style-name="P20"><text:span text:style-name="T4"/></text:p>
                  <text:p text:style-name="P20">$-&gt;tubaf/stu/common/salutationForLetter.odt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26" text:outline-level="3"/>
                </table:table-cell>
                <table:table-cell table:style-name="TabelleRequestsInnere.B3" office:value-type="string">
                  <text:p text:style-name="P16"/>
                </table:table-cell>
              </table:table-row>
              <table:table-row>
                <table:table-cell table:style-name="TabelleRequestsInnere.A1" table:number-columns-spanned="2" office:value-type="string">
                  <text:h text:style-name="P27" text:outline-level="3"><text:span text:style-name="T18">Ihre Antrag </text:span><text:span text:style-name="T19">auf Rückzahlung des Semesterbeitrags</text:span><text:span text:style-name="T20"> </text:span><text:span text:style-name="T18">wird </text:span><text:span text:style-name="T21">abgelehnt</text:span><text:span text:style-name="T18">.</text:span>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h text:style-name="P28" text:outline-level="9"><text:span text:style-name="T25">Reason</text:span>:</text:h>
                  <text:p text:style-name="P5">$${customSettings.Comment| - }</text:p>
                </table:table-cell>
                <table:covered-table-cell/>
              </table:table-row>
            </table:table>
            <text:p text:style-name="P15"/>
          </table:table-cell>
        </table:table-row>
        <table:table-row>
          <table:table-cell table:style-name="_24__24__7b_ROWCONTEXTS_3d_Requests_7d_.A1" office:value-type="string">
            <text:p text:style-name="P17"/>
          </table:table-cell>
        </table:table-row>
      </table:table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9"><office:annotation loext:resolved="false"><dc:creator>Unbekannter Autor</dc:creator><dc:date>2024-07-12T17:55:00.377000000</dc:date><text:p text:style-name="P29"><text:span text:style-name="T30">$if('$$org.apache.commons.lang.StringUtils.contains('$${ReasonableReqType.Description}','rstattung')'!='true' | ('$${ApprovalStatusValue.HiskeyId}' = '4000' | ApprovalStatusValue.Uniquename = 'S') | ('$${ProcessingStatusValue.Id}' = '25007' | '$${ProcessingStatusValue.Id}' = '25008')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0">Es ist kein <text:span text:style-name="T16">abgelehnter</text:span> Antrag „<text:span text:style-name="T17">Rückzahlung des Semesterbeitrags</text:span>“ vorhanden.</text:p>
                  <text:p text:style-name="P10">Wenn es solch einen Antrag gibt, ist der Student ggfs. noch nicht gespeichert.</text:p>
                  <text:p text:style-name="P10"/>
                  <text:p text:style-name="P10">Oder es gibt bereits einen <text:span text:style-name="T16">genehmigten</text:span> Antrag.</text:p>
                  <text:p text:style-name="P13">Diesen dann ggfs. Stornieren.</text:p>
                  <text:p text:style-name="P10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1">Technische Informationen zu einem statt dessen gefundenen Antrag des Studenten <text:span text:style-name="T14">(ggfs. zur Fehlersuche)</text:span>:</text:p>
                  <text:p text:style-name="P12">ObjGuid: <text:s text:c="59"/>$${ObjGuid}</text:p>
                  <text:p text:style-name="P12">ReasonableReqType.RequestType.Id…. <text:s text:c="5"/>$${ReasonableReqType.RequestType.Id} - <text:span text:style-name="T23">$${ReasonableReqType.RequestType.Defaulttext}</text:span></text:p>
                  <text:p text:style-name="P12">ReasonableReqType.StatementOfFactId….<text:span text:style-name="T23">$</text:span>${ReasonableReqType.StatementOfFactId}</text:p>
                  <text:p text:style-name="P12">ApprovalStatusValue.Id…. <text:s text:c="29"/>$${ApprovalStatusValue.Id<text:span text:style-name="T15">} - </text:span><text:span text:style-name="T23">$${ApprovalStatusValue.Defaulttext}</text:span></text:p>
                  <text:p text:style-name="P14">Process<text:span text:style-name="T22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9"/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3"/>
      <text:p text:style-name="P4">$#!report.var.tubaf.cm.stu.HinweisfeldRechtsbehelfsbelehrung<text:span text:style-name="T29">_en</text:span></text:p>
      <text:p text:style-name="P7"/>
      <text:p text:style-name="P21">$-&gt;tubaf/stu/common/<text:span text:style-name="T27">bottomGreetingsWithClerk</text:span><text:span text:style-name="T29">EN</text:span>.odt</text:p>
      <text:p text:style-name="P6"/>
      <text:p text:style-name="P8">$#!report.var.tubaf.cm.stu.disclaimer<text:span text:style-name="T28">Request</text:span><text:span text:style-name="T26">Short</text:span><text:span text:style-name="T29">_en</text:span></text:p>
      <text:p text:style-name="P8">$#!report.var.tubaf.cm.stu.disclaimer<text:span text:style-name="T26">Short</text:span><text:span text:style-name="T29">_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98da70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EN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2:58:27.258000000</dc:date>
    <meta:generator>LibreOffice/7.6.4.1$Windows_x86 LibreOffice_project/e19e193f88cd6c0525a17fb7a176ed8e6a3e2aa1</meta:generator>
    <meta:editing-duration>P12DT4H5M56S</meta:editing-duration>
    <meta:editing-cycles>563</meta:editing-cycles>
    <meta:document-statistic meta:table-count="4" meta:image-count="0" meta:object-count="0" meta:page-count="1" meta:paragraph-count="25" meta:word-count="93" meta:character-count="1417" meta:non-whitespace-character-count="1227"/>
  </office:meta>
</office:document-meta>
</file>